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0.3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16.698cm" svg:y1="18.757cm" svg:x2="12.691cm" svg:y2="18.782cm">
            <text:p/>
          </draw:line>
          <draw:line draw:style-name="gr1" draw:text-style-name="P1" draw:layer="layout" svg:x1="16.7cm" svg:y1="18.743cm" svg:x2="12.693cm" svg:y2="18.768cm">
            <text:p/>
          </draw:line>
          <draw:line draw:style-name="gr1" draw:text-style-name="P1" draw:layer="layout" svg:x1="13.785cm" svg:y1="19.311cm" svg:x2="15.776cm" svg:y2="19.311cm">
            <text:p/>
          </draw:line>
          <draw:line draw:style-name="gr1" draw:text-style-name="P1" draw:layer="layout" svg:x1="14.323cm" svg:y1="19.785cm" svg:x2="15.28cm" svg:y2="19.785cm">
            <text:p/>
          </draw:line>
          <draw:line draw:style-name="gr1" draw:text-style-name="P1" draw:layer="layout" svg:x1="14.747cm" svg:y1="18.723cm" svg:x2="14.763cm" svg:y2="17.5cm">
            <text:p/>
          </draw:line>
        </draw:g>
        <draw:g xml:id="id7" draw:id="id7">
          <draw:line draw:style-name="gr1" draw:text-style-name="P1" draw:layer="layout" svg:x1="20.338cm" svg:y1="5.696cm" svg:x2="20.673cm" svg:y2="5.2cm">
            <text:p/>
          </draw:line>
          <draw:line draw:style-name="gr1" draw:text-style-name="P1" draw:layer="layout" svg:x1="21.371cm" svg:y1="6.21cm" svg:x2="20.667cm" svg:y2="5.201cm">
            <text:p/>
          </draw:line>
          <draw:line draw:style-name="gr1" draw:text-style-name="P1" draw:layer="layout" svg:x1="22.751cm" svg:y1="6.267cm" svg:x2="23.455cm" svg:y2="5.258cm">
            <text:p/>
          </draw:line>
          <draw:line draw:style-name="gr1" draw:text-style-name="P1" draw:layer="layout" svg:x1="21.337cm" svg:y1="6.234cm" svg:x2="22.041cm" svg:y2="5.225cm">
            <text:p/>
          </draw:line>
          <draw:line draw:style-name="gr1" draw:text-style-name="P1" draw:layer="layout" svg:x1="22.78cm" svg:y1="6.261cm" svg:x2="22.076cm" svg:y2="5.252cm">
            <text:p/>
          </draw:line>
          <draw:line draw:style-name="gr1" draw:text-style-name="P1" draw:layer="layout" svg:x1="24.177cm" svg:y1="6.262cm" svg:x2="23.473cm" svg:y2="5.253cm">
            <text:p/>
          </draw:line>
          <draw:line draw:style-name="gr1" draw:text-style-name="P1" draw:layer="layout" svg:x1="24.165cm" svg:y1="6.212cm" svg:x2="24.5cm" svg:y2="5.716cm">
            <text:p/>
          </draw:line>
        </draw:g>
        <draw:g xml:id="id2" draw:id="id2">
          <draw:line draw:style-name="gr1" draw:text-style-name="P1" draw:layer="layout" svg:x1="5.18cm" svg:y1="6.1cm" svg:x2="5.18cm" svg:y2="4.084cm">
            <text:p/>
          </draw:line>
          <draw:line draw:style-name="gr1" draw:text-style-name="P1" draw:layer="layout" svg:x1="5.18cm" svg:y1="6.1cm" svg:x2="5.18cm" svg:y2="4.084cm">
            <text:p/>
          </draw:line>
          <draw:line draw:style-name="gr1" draw:text-style-name="P1" draw:layer="layout" svg:x1="6.081cm" svg:y1="6.1cm" svg:x2="6.081cm" svg:y2="4.084cm">
            <text:p/>
          </draw:line>
          <draw:line draw:style-name="gr1" draw:text-style-name="P1" draw:layer="layout" svg:x1="7.3cm" svg:y1="5.107cm" svg:x2="6.077cm" svg:y2="5.091cm">
            <text:p/>
          </draw:line>
          <draw:line draw:style-name="gr1" draw:text-style-name="P1" draw:layer="layout" svg:x1="5.199cm" svg:y1="5.107cm" svg:x2="3.976cm" svg:y2="5.091cm">
            <text:p/>
          </draw:line>
        </draw:g>
        <draw:g xml:id="id6" draw:id="id6">
          <draw:line draw:style-name="gr1" draw:text-style-name="P1" draw:layer="layout" svg:x1="24.4cm" svg:y1="13.442cm" svg:x2="26.416cm" svg:y2="13.442cm">
            <text:p/>
          </draw:line>
          <draw:line draw:style-name="gr1" draw:text-style-name="P1" draw:layer="layout" svg:x1="24.4cm" svg:y1="13.442cm" svg:x2="26.416cm" svg:y2="13.442cm">
            <text:p/>
          </draw:line>
          <draw:line draw:style-name="gr1" draw:text-style-name="P1" draw:layer="layout" svg:x1="24.4cm" svg:y1="14.446cm" svg:x2="26.416cm" svg:y2="14.446cm">
            <text:p/>
          </draw:line>
          <draw:line draw:style-name="gr1" draw:text-style-name="P1" draw:layer="layout" svg:x1="25.394cm" svg:y1="15.8cm" svg:x2="25.41cm" svg:y2="14.437cm">
            <text:p/>
          </draw:line>
          <draw:line draw:style-name="gr1" draw:text-style-name="P1" draw:layer="layout" svg:x1="25.394cm" svg:y1="13.463cm" svg:x2="25.41cm" svg:y2="12.1cm">
            <text:p/>
          </draw:line>
        </draw:g>
        <draw:custom-shape draw:style-name="gr2" draw:text-style-name="P2" xml:id="id1" draw:id="id1" draw:layer="layout" svg:width="0.348cm" svg:height="0.35cm" svg:x="2.296cm" svg:y="4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1" draw:text-style-name="P1" draw:layer="layout" svg:x1="10.227cm" svg:y1="15.8cm" svg:x2="9.722cm" svg:y2="15.508cm">
            <text:p/>
          </draw:line>
          <draw:line draw:style-name="gr1" draw:text-style-name="P1" draw:layer="layout" svg:x1="10.713cm" svg:y1="14.875cm" svg:x2="9.723cm" svg:y2="15.512cm">
            <text:p/>
          </draw:line>
          <draw:line draw:style-name="gr1" draw:text-style-name="P1" draw:layer="layout" svg:x1="10.733cm" svg:y1="13.647cm" svg:x2="9.706cm" svg:y2="13.033cm">
            <text:p/>
          </draw:line>
          <draw:line draw:style-name="gr1" draw:text-style-name="P1" draw:layer="layout" svg:x1="10.737cm" svg:y1="14.905cm" svg:x2="9.71cm" svg:y2="14.291cm">
            <text:p/>
          </draw:line>
          <draw:line draw:style-name="gr1" draw:text-style-name="P1" draw:layer="layout" svg:x1="10.726cm" svg:y1="13.622cm" svg:x2="9.736cm" svg:y2="14.259cm">
            <text:p/>
          </draw:line>
          <draw:line draw:style-name="gr1" draw:text-style-name="P1" draw:layer="layout" svg:x1="10.69cm" svg:y1="12.381cm" svg:x2="9.7cm" svg:y2="13.018cm">
            <text:p/>
          </draw:line>
          <draw:line draw:style-name="gr1" draw:text-style-name="P1" draw:layer="layout" svg:x1="10.641cm" svg:y1="12.392cm" svg:x2="10.136cm" svg:y2="12.1cm">
            <text:p/>
          </draw:line>
        </draw:g>
        <draw:g xml:id="id3" draw:id="id3">
          <draw:line draw:style-name="gr1" draw:text-style-name="P1" draw:layer="layout" svg:x1="8.39cm" svg:y1="15.8cm" svg:x2="7.885cm" svg:y2="15.508cm">
            <text:p/>
          </draw:line>
          <draw:line draw:style-name="gr1" draw:text-style-name="P1" draw:layer="layout" svg:x1="8.876cm" svg:y1="14.875cm" svg:x2="7.886cm" svg:y2="15.512cm">
            <text:p/>
          </draw:line>
          <draw:line draw:style-name="gr1" draw:text-style-name="P1" draw:layer="layout" svg:x1="8.896cm" svg:y1="13.647cm" svg:x2="7.869cm" svg:y2="13.033cm">
            <text:p/>
          </draw:line>
          <draw:line draw:style-name="gr1" draw:text-style-name="P1" draw:layer="layout" svg:x1="8.9cm" svg:y1="14.905cm" svg:x2="7.873cm" svg:y2="14.291cm">
            <text:p/>
          </draw:line>
          <draw:line draw:style-name="gr1" draw:text-style-name="P1" draw:layer="layout" svg:x1="8.889cm" svg:y1="13.622cm" svg:x2="7.899cm" svg:y2="14.259cm">
            <text:p/>
          </draw:line>
          <draw:line draw:style-name="gr1" draw:text-style-name="P1" draw:layer="layout" svg:x1="8.853cm" svg:y1="12.381cm" svg:x2="7.863cm" svg:y2="13.018cm">
            <text:p/>
          </draw:line>
          <draw:line draw:style-name="gr1" draw:text-style-name="P1" draw:layer="layout" svg:x1="8.804cm" svg:y1="12.392cm" svg:x2="8.299cm" svg:y2="12.1cm">
            <text:p/>
          </draw:line>
        </draw:g>
        <draw:connector draw:style-name="gr3" draw:text-style-name="P3" draw:layer="layout" draw:type="line" svg:x1="2.644cm" svg:y1="5.093cm" svg:x2="3.976cm" svg:y2="5.092cm" draw:start-shape="id1" draw:start-glue-point="10" draw:end-shape="id2" draw:end-glue-point="3" svg:d="M2644 5093l1332-1" svg:viewBox="0 0 1333 2">
          <text:p/>
        </draw:connector>
        <draw:connector draw:style-name="gr4" draw:text-style-name="P2" draw:layer="layout" svg:x1="8.381cm" svg:y1="15.8cm" svg:x2="14.695cm" svg:y2="17.5cm" draw:start-shape="id3" draw:start-glue-point="2" draw:end-shape="id4" draw:end-glue-point="0" svg:d="M8381 15800v850h6314v850" svg:viewBox="0 0 6315 1701">
          <text:p/>
        </draw:connector>
        <draw:connector draw:style-name="gr4" draw:text-style-name="P2" draw:layer="layout" svg:x1="10.218cm" svg:y1="15.8cm" svg:x2="14.695cm" svg:y2="17.5cm" draw:start-shape="id5" draw:start-glue-point="2" draw:end-shape="id4" draw:end-glue-point="0" svg:d="M10218 15800v850h4477v850" svg:viewBox="0 0 4478 1701">
          <text:p/>
        </draw:connector>
        <draw:connector draw:style-name="gr4" draw:text-style-name="P2" draw:layer="layout" svg:x1="25.408cm" svg:y1="12.1cm" svg:x2="24.5cm" svg:y2="5.733cm" draw:start-shape="id6" draw:start-glue-point="0" draw:end-shape="id7" draw:end-glue-point="1" svg:d="M25408 12100v-6367h-908" svg:viewBox="0 0 909 6368">
          <text:p/>
        </draw:connector>
        <draw:connector draw:style-name="gr4" draw:text-style-name="P2" draw:layer="layout" svg:x1="14.695cm" svg:y1="17.5cm" svg:x2="25.408cm" svg:y2="15.8cm" draw:start-shape="id4" draw:start-glue-point="0" draw:end-shape="id6" draw:end-glue-point="2" svg:d="M14695 17500v-850h10713v-850" svg:viewBox="0 0 10714 1701">
          <text:p/>
        </draw:connector>
        <draw:custom-shape draw:style-name="gr2" draw:text-style-name="P2" xml:id="id11" draw:id="id11" draw:layer="layout" svg:width="0.348cm" svg:height="0.35cm" svg:x="8.2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48cm" svg:height="0.35cm" svg:x="10.052cm" svg:y="9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48cm" svg:height="0.35cm" svg:x="18.9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588cm" svg:y1="4.199cm" svg:x2="15.566cm" svg:y2="7.661cm" svg:d="M15588 4199l-22 3462" svg:viewBox="0 0 23 3463">
          <text:p/>
        </draw:connector>
        <draw:custom-shape draw:style-name="gr2" draw:text-style-name="P2" draw:layer="layout" svg:width="0.348cm" svg:height="0.35cm" svg:x="15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48cm" svg:height="0.35cm" svg:x="15.401cm" svg:y="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348cm" svg:height="0.35cm" svg:x="27.35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5.422cm" svg:y1="16.647cm" svg:x2="27.627cm" svg:y2="16.625cm" svg:d="M25422 16647l2205-22" svg:viewBox="0 0 2206 23">
          <text:p/>
        </draw:connector>
        <draw:custom-shape draw:style-name="gr2" draw:text-style-name="P2" draw:layer="layout" svg:width="0.348cm" svg:height="0.35cm" svg:x="27.452cm" svg:y="1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.448cm" svg:y1="16.625cm" svg:x2="8.219cm" svg:y2="16.651cm" draw:start-shape="id8" draw:start-glue-point="10" svg:d="M2448 16625l5771 26" svg:viewBox="0 0 5772 27">
          <text:p/>
        </draw:connector>
        <draw:custom-shape draw:style-name="gr2" draw:text-style-name="P2" xml:id="id8" draw:id="id8" draw:layer="layout" svg:width="0.348cm" svg:height="0.35cm" svg:x="2.1cm" svg:y="1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311cm" svg:height="0.962cm" svg:x="5.089cm" svg:y="3.2cm">
          <draw:text-box>
            <text:p>C1</text:p>
          </draw:text-box>
        </draw:frame>
        <draw:frame draw:style-name="gr6" draw:text-style-name="P4" draw:layer="layout" svg:width="1.311cm" svg:height="1.138cm" svg:x="10.9cm" svg:y="13.262cm">
          <draw:text-box>
            <text:p>R4</text:p>
          </draw:text-box>
        </draw:frame>
        <draw:frame draw:style-name="gr7" draw:text-style-name="P4" draw:layer="layout" svg:width="1.311cm" svg:height="0.962cm" svg:x="14.989cm" svg:y="10.7cm">
          <draw:text-box>
            <text:p>R3</text:p>
          </draw:text-box>
        </draw:frame>
        <draw:frame draw:style-name="gr8" draw:text-style-name="P4" draw:layer="layout" svg:width="1.311cm" svg:height="1cm" svg:x="21.689cm" svg:y="4.3cm">
          <draw:text-box>
            <text:p>R2</text:p>
          </draw:text-box>
        </draw:frame>
        <draw:frame draw:style-name="gr5" draw:text-style-name="P4" draw:layer="layout" svg:width="1.311cm" svg:height="0.962cm" svg:x="5.889cm" svg:y="13.2cm">
          <draw:text-box>
            <text:p>R1</text:p>
          </draw:text-box>
        </draw:frame>
        <draw:frame draw:style-name="gr5" draw:text-style-name="P4" draw:layer="layout" svg:width="1.311cm" svg:height="0.962cm" svg:x="27.089cm" svg:y="13.3cm">
          <draw:text-box>
            <text:p>C2</text:p>
          </draw:text-box>
        </draw:frame>
        <draw:frame draw:style-name="gr7" draw:text-style-name="P4" draw:layer="layout" svg:width="2.3cm" svg:height="0.962cm" svg:x="11.1cm" svg:y="19cm">
          <draw:text-box>
            <text:p>GND</text:p>
          </draw:text-box>
        </draw:frame>
        <draw:g xml:id="id10" draw:id="id10">
          <draw:line draw:style-name="gr1" draw:text-style-name="P1" draw:layer="layout" svg:x1="12.938cm" svg:y1="9.196cm" svg:x2="13.273cm" svg:y2="8.7cm">
            <text:p/>
          </draw:line>
          <draw:line draw:style-name="gr1" draw:text-style-name="P1" draw:layer="layout" svg:x1="13.971cm" svg:y1="9.71cm" svg:x2="13.267cm" svg:y2="8.701cm">
            <text:p/>
          </draw:line>
          <draw:line draw:style-name="gr1" draw:text-style-name="P1" draw:layer="layout" svg:x1="15.351cm" svg:y1="9.767cm" svg:x2="16.055cm" svg:y2="8.758cm">
            <text:p/>
          </draw:line>
          <draw:line draw:style-name="gr1" draw:text-style-name="P1" draw:layer="layout" svg:x1="13.937cm" svg:y1="9.734cm" svg:x2="14.641cm" svg:y2="8.725cm">
            <text:p/>
          </draw:line>
          <draw:line draw:style-name="gr1" draw:text-style-name="P1" draw:layer="layout" svg:x1="15.38cm" svg:y1="9.761cm" svg:x2="14.676cm" svg:y2="8.752cm">
            <text:p/>
          </draw:line>
          <draw:line draw:style-name="gr1" draw:text-style-name="P1" draw:layer="layout" svg:x1="16.777cm" svg:y1="9.762cm" svg:x2="16.073cm" svg:y2="8.753cm">
            <text:p/>
          </draw:line>
          <draw:line draw:style-name="gr1" draw:text-style-name="P1" draw:layer="layout" svg:x1="16.765cm" svg:y1="9.712cm" svg:x2="17.1cm" svg:y2="9.216cm">
            <text:p/>
          </draw:line>
        </draw:g>
        <draw:connector draw:style-name="gr3" draw:text-style-name="P3" draw:layer="layout" draw:type="line" svg:x1="10.4cm" svg:y1="9.225cm" svg:x2="12.938cm" svg:y2="9.233cm" draw:start-shape="id9" draw:start-glue-point="10" draw:end-shape="id10" draw:end-glue-point="3" svg:d="M10400 9225l2538 8" svg:viewBox="0 0 2539 9">
          <text:p/>
        </draw:connector>
        <draw:frame draw:style-name="gr9" draw:text-style-name="P4" draw:layer="layout" svg:width="0.875cm" svg:height="10.916cm" svg:x="27.618cm" svg:y="5.769cm">
          <draw:text-box>
            <text:p>+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  <draw:frame draw:style-name="gr10" draw:text-style-name="P4" draw:layer="layout" svg:width="1.61cm" svg:height="1.673cm" svg:x="14cm" svg:y="3.727cm">
          <draw:text-box>
            <text:p>Vcc</text:p>
          </draw:text-box>
        </draw:frame>
        <draw:frame draw:style-name="gr10" draw:text-style-name="P4" draw:layer="layout" svg:width="1.61cm" svg:height="1.673cm" svg:x="13.99cm" svg:y="7.2cm">
          <draw:text-box>
            <text:p>Vee</text:p>
          </draw:text-box>
        </draw:frame>
        <draw:connector draw:style-name="gr3" draw:text-style-name="P3" draw:layer="layout" draw:type="line" svg:x1="7.3cm" svg:y1="5.092cm" svg:x2="8.2cm" svg:y2="5.125cm" draw:start-shape="id2" draw:start-glue-point="1" draw:end-shape="id11" draw:end-glue-point="6" svg:d="M7300 5092l900 33" svg:viewBox="0 0 901 34">
          <text:p/>
        </draw:connector>
        <draw:connector draw:style-name="gr3" draw:text-style-name="P3" draw:layer="layout" draw:type="line" svg:x1="8.374cm" svg:y1="5.3cm" svg:x2="8.381cm" svg:y2="12.1cm" draw:start-shape="id11" draw:start-glue-point="8" draw:end-shape="id3" draw:end-glue-point="0" svg:d="M8374 5300l7 6800" svg:viewBox="0 0 8 6801">
          <text:p/>
        </draw:connector>
        <draw:g xml:id="id12" draw:id="id12">
          <draw:glue-point draw:id="4" svg:x="-4.828cm" svg:y="-2.346cm"/>
          <draw:glue-point draw:id="5" svg:x="-4.828cm" svg:y="2.296cm"/>
          <draw:custom-shape draw:style-name="gr11" draw:text-style-name="P2" draw:layer="layout" svg:width="2.796cm" svg:height="2.563cm" draw:transform="rotate (1.5707963267949) translate (14.036cm 7.1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5" draw:layer="layout" svg:width="0.875cm" svg:height="2.384cm" svg:x="14.017cm" svg:y="4.665cm">
            <draw:text-box>
              <text:p>+</text:p>
              <text:p/>
              <text:p>-</text:p>
            </draw:text-box>
          </draw:frame>
        </draw:g>
        <draw:connector draw:style-name="gr3" draw:text-style-name="P3" draw:layer="layout" draw:type="line" svg:x1="8.548cm" svg:y1="5.125cm" svg:x2="14.061cm" svg:y2="5.143cm" draw:start-shape="id11" draw:start-glue-point="10" draw:end-shape="id12" draw:end-glue-point="4" svg:d="M8548 5125l5513 18" svg:viewBox="0 0 5514 19">
          <text:p/>
        </draw:connector>
        <draw:connector draw:style-name="gr4" draw:text-style-name="P2" draw:layer="layout" svg:x1="10.226cm" svg:y1="9.05cm" svg:x2="14.061cm" svg:y2="6.439cm" draw:start-shape="id9" draw:start-glue-point="4" draw:end-shape="id12" draw:end-glue-point="5" svg:d="M10226 9050v-2611h3835" svg:viewBox="0 0 3836 2612">
          <text:p/>
        </draw:connector>
        <draw:connector draw:style-name="gr4" draw:text-style-name="P2" draw:layer="layout" svg:x1="19.074cm" svg:y1="5.95cm" svg:x2="17.1cm" svg:y2="9.233cm" draw:start-shape="id13" draw:start-glue-point="8" draw:end-shape="id10" draw:end-glue-point="1" svg:d="M19074 5950v3283h-1974" svg:viewBox="0 0 1975 3284">
          <text:p/>
        </draw:connector>
        <draw:connector draw:style-name="gr3" draw:text-style-name="P3" draw:layer="layout" draw:type="line" svg:x1="10.226cm" svg:y1="9.4cm" svg:x2="10.218cm" svg:y2="12.1cm" draw:start-shape="id9" draw:start-glue-point="8" draw:end-shape="id5" draw:end-glue-point="0" svg:d="M10226 9400l-8 2700" svg:viewBox="0 0 9 2701">
          <text:p/>
        </draw:connector>
        <draw:connector draw:style-name="gr3" draw:text-style-name="P3" draw:layer="layout" draw:type="line" svg:x1="19.248cm" svg:y1="5.775cm" svg:x2="20.338cm" svg:y2="5.733cm" draw:start-shape="id13" draw:start-glue-point="10" draw:end-shape="id7" draw:end-glue-point="3" svg:d="M19248 5775l1090-42" svg:viewBox="0 0 1091 43">
          <text:p/>
        </draw:connector>
        <draw:connector draw:style-name="gr3" draw:text-style-name="P3" draw:layer="layout" draw:type="line" svg:x1="16.6cm" svg:y1="5.798cm" svg:x2="18.9cm" svg:y2="5.775cm" draw:start-shape="id12" draw:start-glue-point="1" draw:end-shape="id13" draw:end-glue-point="6" svg:d="M16600 5798l2300-23" svg:viewBox="0 0 2301 24">
          <text:p/>
        </draw:connector>
        <draw:connector draw:style-name="gr3" draw:text-style-name="P3" draw:layer="layout" draw:type="line" svg:x1="24.5cm" svg:y1="5.733cm" svg:x2="27.352cm" svg:y2="5.775cm" draw:start-shape="id7" draw:start-glue-point="1" draw:end-shape="id14" draw:end-glue-point="6" svg:d="M24500 5733l2852 42" svg:viewBox="0 0 2853 43">
          <text:p/>
        </draw:connector>
        <draw:frame draw:style-name="gr9" draw:text-style-name="P4" draw:layer="layout" svg:width="0.875cm" svg:height="12.338cm" svg:x="1.519cm" svg:y="4.669cm">
          <draw:text-box>
            <text:p>+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8:56:14.524616390</meta:creation-date>
    <dc:date>2021-06-08T21:10:04.156938808</dc:date>
    <meta:editing-duration>PT21M3S</meta:editing-duration>
    <meta:editing-cycles>3</meta:editing-cycles>
    <meta:generator>LibreOffice/6.4.6.2$Linux_X86_64 LibreOffice_project/40$Build-2</meta:generator>
    <meta:document-statistic meta:object-count="91"/>
  </office:meta>
</office:document-meta>
</file>